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6pt"/>
    </style:style>
    <style:style style:name="co3" style:family="table-column">
      <style:table-column-properties fo:break-before="auto" style:column-width="75.74pt"/>
    </style:style>
    <style:style style:name="co4" style:family="table-column">
      <style:table-column-properties fo:break-before="auto" style:column-width="325.64pt"/>
    </style:style>
    <style:style style:name="co5" style:family="table-column">
      <style:table-column-properties fo:break-before="auto" style:column-width="293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74pt" svg:height="255.23pt" svg:x="470.13pt" svg:y="295.17pt">
            <draw:object draw:notify-on-update-of-ranges="Sheet1.B17:Sheet1.B20 Sheet1.D16:Sheet1.D16 Sheet1.D17:Sheet1.D20 Sheet1.E16:Sheet1.E16 Sheet1.E17:Sheet1.E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3pt" svg:x="0pt" svg:y="294.41pt">
            <draw:object draw:notify-on-update-of-ranges="Sheet1.B2:Sheet1.C13 Sheet1.D1:Sheet1.D1 Sheet1.D2:Sheet1.D13 Sheet1.E1:Sheet1.E1 Sheet1.E2:Sheet1.E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ext size</text:p>
          </table:table-cell>
          <table:table-cell office:value-type="string" calcext:value-type="string">
            <text:p>Alphabet size</text:p>
          </table:table-cell>
          <table:table-cell table:style-name="ce1" office:value-type="string" calcext:value-type="string">
            <text:p>Word length</text:p>
          </table:table-cell>
          <table:table-cell office:value-type="string" calcext:value-type="string">
            <text:p>Transition matrix</text:p>
          </table:table-cell>
          <table:table-cell office:value-type="string" calcext:value-type="string">
            <text:p>Hashtable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5-15</text:p>
          </table:table-cell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85" calcext:value-type="float">
            <text:p>85</text:p>
          </table:table-cell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93" calcext:value-type="float">
            <text:p>93</text:p>
          </table:table-cell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5-15</text:p>
          </table:table-cell>
          <table:table-cell office:value-type="float" office:value="75" calcext:value-type="float">
            <text:p>75</text:p>
          </table:table-cell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80" calcext:value-type="float">
            <text:p>80</text:p>
          </table:table-cell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86" calcext:value-type="float">
            <text:p>86</text:p>
          </table:table-cell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5-15</text:p>
          </table:table-cell>
          <table:table-cell office:value-type="float" office:value="56" calcext:value-type="float">
            <text:p>56</text:p>
          </table:table-cell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57" calcext:value-type="float">
            <text:p>57</text:p>
          </table:table-cell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5-15</text:p>
          </table:table-cell>
          <table:table-cell office:value-type="float" office:value="56" calcext:value-type="float">
            <text:p>56</text:p>
          </table:table-cell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15-3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1">
          <table:table-cell table:style-name="ce2" office:value-type="float" office:value="5000000" calcext:value-type="float">
            <text:p>5,000,000 </text:p>
          </table:table-cell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30-60</text:p>
          </table:table-cell>
          <table:table-cell office:value-type="float" office:value="60" calcext:value-type="float">
            <text:p>60</text:p>
          </table:table-cell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phabet size</text:p>
          </table:table-cell>
          <table:table-cell/>
          <table:table-cell office:value-type="string" calcext:value-type="string">
            <text:p>Average execution time 100 iterations (Transition Matrix) in ms</text:p>
          </table:table-cell>
          <table:table-cell table:style-name="Default" office:value-type="string" calcext:value-type="string">
            <text:p>Average execution time 100 iterations (Hashtable) in ms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AVERAGE([.D2:.D4])" office:value-type="float" office:value="85" calcext:value-type="float">
            <text:p>85</text:p>
          </table:table-cell>
          <table:table-cell table:formula="of:=AVERAGE([.E2:.E4])" office:value-type="float" office:value="263" calcext:value-type="float">
            <text:p>26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formula="of:=AVERAGE([.D5:.D7])" office:value-type="float" office:value="80.3333333333333" calcext:value-type="float">
            <text:p>80.3333333333333</text:p>
          </table:table-cell>
          <table:table-cell table:formula="of:=AVERAGE([.E5:.E7])" office:value-type="float" office:value="321.333333333333" calcext:value-type="float">
            <text:p>321.3333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table:formula="of:=AVERAGE([.D8:.D10])" office:value-type="float" office:value="58.3333333333333" calcext:value-type="float">
            <text:p>58.3333333333333</text:p>
          </table:table-cell>
          <table:table-cell table:formula="of:=AVERAGE([.E8:.E10])"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/>
          <table:table-cell table:formula="of:=AVERAGE([.D11:.D13])" office:value-type="float" office:value="57.3333333333333" calcext:value-type="float">
            <text:p>57.3333333333333</text:p>
          </table:table-cell>
          <table:table-cell table:formula="of:=AVERAGE([.E11:.E13])" office:value-type="float" office:value="304.666666666667" calcext:value-type="float">
            <text:p>304.666666666667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<text:s/>‘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Unifont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21:02:56.50419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16:12:49.284580192</meta:creation-date>
    <dc:date>2019-01-14T21:22:58.062622321</dc:date>
    <meta:editing-duration>PT1H7M31S</meta:editing-duration>
    <meta:editing-cycles>17</meta:editing-cycles>
    <meta:generator>LibreOffice/6.1.4.2$Linux_X86_64 LibreOffice_project/10$Build-2</meta:generator>
    <meta:document-statistic meta:table-count="1" meta:cell-count="81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line" chart:style-name="ch1">
        <chart:title svg:x="2.722cm" svg:y="0.316cm" chart:style-name="ch2">
          <text:p>Aho-Corasick execution time based on alphabet size</text:p>
        </chart:title>
        <chart:subtitle svg:x="6.465cm" svg:y="1.275cm" chart:style-name="ch3">
          <text:p>Word length 5-15</text:p>
        </chart:subtitle>
        <chart:legend chart:legend-position="end" svg:x="10.007cm" svg:y="3.358cm" style:legend-expansion="high" chart:style-name="ch4"/>
        <chart:plot-area chart:style-name="ch5" table:cell-range-address="Sheet1.B17:Sheet1.B20 Sheet1.D16:Sheet1.E20" chart:data-source-has-labels="both" svg:x="1.331cm" svg:y="2.138cm" svg:width="8.356cm" svg:height="5.706cm">
          <chartooo:coordinate-region svg:x="2.138cm" svg:y="2.338cm" svg:width="7.362cm" svg:height="4.859cm"/>
          <chart:axis chart:dimension="x" chart:name="primary-x" chart:style-name="ch6" chartooo:axis-type="auto">
            <chartooo:date-scale/>
            <chart:title svg:x="4.473cm" svg:y="8.024cm" chart:style-name="ch7">
              <text:p>Alphabet size</text:p>
            </chart:title>
            <chart:categories table:cell-range-address="Sheet1.B17:Sheet1.B20"/>
          </chart:axis>
          <chart:axis chart:dimension="y" chart:name="primary-y" chart:style-name="ch6">
            <chart:title svg:x="0.451cm" svg:y="6.464cm" chart:style-name="ch8">
              <text:p>Execution time (ms)</text:p>
            </chart:title>
            <chart:grid chart:style-name="ch9" chart:class="major"/>
          </chart:axis>
          <chart:series chart:style-name="ch10" chart:values-cell-range-address="Sheet1.D17:Sheet1.D20" chart:label-cell-address="Sheet1.D16:Sheet1.D16" chart:class="chart:line">
            <chart:data-point chart:repeated="4"/>
          </chart:series>
          <chart:series chart:style-name="ch11" chart:values-cell-range-address="Sheet1.E17:Sheet1.E20" chart:label-cell-address="Sheet1.E16:Sheet1.E1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execution time 100 iterations (Transition Matrix) in ms</text:p>
                <draw:g>
                  <svg:desc>Sheet1.D16:Sheet1.D16</svg:desc>
                </draw:g>
              </table:table-cell>
              <table:table-cell office:value-type="string">
                <text:p>Average execution time 100 iterations (Hashtable) in ms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B17:Sheet1.B20</svg:desc>
                </draw:g>
              </table:table-cell>
              <table:table-cell office:value-type="float" office:value="85">
                <text:p>85</text:p>
                <draw:g>
                  <svg:desc>Sheet1.D17:Sheet1.D20</svg:desc>
                </draw:g>
              </table:table-cell>
              <table:table-cell office:value-type="float" office:value="263">
                <text:p>263</text:p>
                <draw:g>
                  <svg:desc>Sheet1.E17:Sheet1.E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.3333333333333">
                <text:p>80.3333333333333</text:p>
              </table:table-cell>
              <table:table-cell office:value-type="float" office:value="321.333333333333">
                <text:p>321.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304.666666666667">
                <text:p>304.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3465a4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10d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title svg:x="5.061cm" svg:y="0.316cm" chart:style-name="ch2">
          <text:p>Aho-Corasick execution time</text:p>
        </chart:title>
        <chart:subtitle svg:x="6.027cm" svg:y="1.275cm" chart:style-name="ch3">
          <text:p>100 iterations average</text:p>
        </chart:subtitle>
        <chart:legend chart:legend-position="bottom" svg:x="5.406cm" svg:y="8.406cm" style:legend-expansion="wide" chart:style-name="ch4"/>
        <chart:plot-area chart:style-name="ch5" table:cell-range-address="Sheet1.B1:Sheet1.E13" chart:data-source-has-labels="both" svg:x="1.331cm" svg:y="2.138cm" svg:width="14.353cm" svg:height="4.923cm">
          <chartooo:coordinate-region svg:x="2.138cm" svg:y="2.337cm" svg:width="13.546cm" svg:height="3.679cm"/>
          <chart:axis chart:dimension="x" chart:name="primary-x" chart:style-name="ch6" chartooo:axis-type="auto">
            <chartooo:date-scale/>
            <chart:title svg:x="6.254cm" svg:y="7.241cm" chart:style-name="ch7">
              <text:p>Word length and alphabet size</text:p>
            </chart:title>
            <chart:categories table:cell-range-address="Sheet1.B2:Sheet1.C13"/>
          </chart:axis>
          <chart:axis chart:dimension="y" chart:name="primary-y" chart:style-name="ch8">
            <chart:title svg:x="0.451cm" svg:y="6.072cm" chart:style-name="ch9">
              <text:p>Execution time (ms)</text:p>
            </chart:title>
            <chart:grid chart:style-name="ch10" chart:class="major"/>
          </chart:axis>
          <chart:series chart:style-name="ch11" chart:values-cell-range-address="Sheet1.D2:Sheet1.D13" chart:label-cell-address="Sheet1.D1:Sheet1.D1" chart:class="chart:bar">
            <chart:data-point chart:repeated="12"/>
          </chart:series>
          <chart:series chart:style-name="ch12" chart:values-cell-range-address="Sheet1.E2:Sheet1.E13" chart:label-cell-address="Sheet1.E1:Sheet1.E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ition matrix</text:p>
                <draw:g>
                  <svg:desc>Sheet1.D1:Sheet1.D1</svg:desc>
                </draw:g>
              </table:table-cell>
              <table:table-cell office:value-type="string">
                <text:p>Hashtabl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  <draw:g>
                  <svg:desc>Sheet1.B2:Sheet1.C13</svg:desc>
                </draw:g>
              </table:table-cell>
              <table:table-cell office:value-type="float" office:value="77">
                <text:p>77</text:p>
                <draw:g>
                  <svg:desc>Sheet1.D2:Sheet1.D13</svg:desc>
                </draw:g>
              </table:table-cell>
              <table:table-cell office:value-type="float" office:value="242">
                <text:p>242</text:p>
                <draw:g>
                  <svg:desc>Sheet1.E2:Sheet1.E13</svg:desc>
                </draw:g>
              </table:table-cell>
            </table:table-row>
            <table:table-row>
              <table:table-cell office:value-type="float" office:value="2">
                <text:p>2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85">
                <text:p>8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">
                <text:p>2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93">
                <text:p>9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">
                <text:p>4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75">
                <text:p>7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">
                <text:p>4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80">
                <text:p>8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">
                <text:p>4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0">
                <text:p>20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20">
                <text:p>20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57">
                <text:p>57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20">
                <text:p>20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62">
                <text:p>6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70">
                <text:p>70 5-15</text:p>
                <text:list>
                  <text:list-item>
                    <text:p/>
                  </text:list-item>
                  <text:list-item>
                    <text:p>5-15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70">
                <text:p>70 15-30</text:p>
                <text:list>
                  <text:list-item>
                    <text:p/>
                  </text:list-item>
                  <text:list-item>
                    <text:p>15-30</text:p>
                  </text:list-item>
                </text:list>
              </table:table-cell>
              <table:table-cell office:value-type="float" office:value="56">
                <text:p>5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70">
                <text:p>70 30-60</text:p>
                <text:list>
                  <text:list-item>
                    <text:p/>
                  </text:list-item>
                  <text:list-item>
                    <text:p>30-60</text:p>
                  </text:list-item>
                </text:list>
              </table:table-cell>
              <table:table-cell office:value-type="float" office:value="60">
                <text:p>60</text:p>
              </table:table-cell>
              <table:table-cell office:value-type="float" office:value="324">
                <text:p>3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